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which( Class a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Utils.g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implementsInterface( String className , String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Utils.lastModified( Class a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Utils.implementsInterface( Class class1 ,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loa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Utils.new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